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72in"/>
    </style:style>
    <style:style style:name="co2" style:family="table-column">
      <style:table-column-properties fo:break-before="auto" style:column-width="3.344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License file</text:p>
          </table:table-cell>
          <table:table-cell table:style-name="ce1" office:value-type="string">
            <text:p>OSI approved</text:p>
          </table:table-cell>
          <table:table-cell table:style-name="ce1" office:value-type="string">
            <text:p>AGPL compatible?</text:p>
          </table:table-cell>
          <table:table-cell table:style-name="ce1" office:value-type="string">
            <text:p>Requires attribution</text:p>
          </table:table-cell>
          <table:table-cell table:style-name="ce1" office:value-type="string">
            <text:p>Requires URI</text:p>
          </table:table-cell>
          <table:table-cell table:style-name="ce1" office:value-type="string">
            <text:p>Include in overall license</text:p>
          </table:table-cell>
        </table:table-row>
        <table:table-row table:style-name="ro1">
          <table:table-cell office:value-type="string">
            <text:p>Boost</text:p>
          </table:table-cell>
          <table:table-cell office:value-type="string">
            <text:p>License - Boost.rtf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FatCowIcons</text:p>
          </table:table-cell>
          <table:table-cell office:value-type="string">
            <text:p>License - Fat Cow Icons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icrosoft SQL Server Compact</text:p>
          </table:table-cell>
          <table:table-cell office:value-type="string">
            <text:p>License - Microsoft SQL Server Compact Edition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IME Message encoder analyzer</text:p>
          </table:table-cell>
          <table:table-cell office:value-type="string">
            <text:p>License - MIME Message encoder analyzer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enSSL</text:p>
          </table:table-cell>
          <table:table-cell office:value-type="string">
            <text:p>License – OpenSSL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ostgreSQL interface</text:p>
          </table:table-cell>
          <table:table-cell office:value-type="string">
            <text:p>License - PostgreSQL interface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MSPF</text:p>
          </table:table-cell>
          <table:table-cell office:value-type="string">
            <text:p>License – RMSPF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String library</text:p>
          </table:table-cell>
          <table:table-cell office:value-type="string">
            <text:p>License – String library.rtf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Zlib</text:p>
          </table:table-cell>
          <table:table-cell office:value-type="string">
            <text:p>License – Zlib.rtf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InfoZip</text:p>
          </table:table-cell>
          <table:table-cell office:value-type="string">
            <text:p>License - InfoZip.rtf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</table:table>
      <table:table table:name="Tabell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sv" fo:country="S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09/12/2010</text:date>, <text:time>13:22:0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Knafve</meta:initial-creator>
    <meta:creation-date>2010-07-25T11:10:25.71</meta:creation-date>
    <dc:date>2010-09-12T13:22:06.52</dc:date>
    <dc:creator>Martin Knafve</dc:creator>
    <meta:editing-duration>PT00H48M58S</meta:editing-duration>
    <meta:editing-cycles>24</meta:editing-cycles>
    <meta:generator>OpenOffice.org/3.1$Win32 OpenOffice.org_project/310m11$Build-9399</meta:generator>
    <meta:document-statistic meta:table-count="3" meta:cell-count="77" meta:object-count="0"/>
  </office:meta>
</office:document-meta>
</file>